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5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12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WaitSen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color | distance |</text:p>
            <text:p>track_left | track_right</text:p>
            <text:p> | voltage | </text:p>
            <text:p>Restistance&gt;</text:p>
          </table:table-cell>
          <table:table-cell office:value-type="string" calcext:value-type="string">
            <text:p>&lt;exceeding | </text:p>
            <text:p>falling below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timeout&gt;</text:p>
          </table:table-cell>
          <table:table-cell table:number-columns-repeated="5"/>
          <table:table-cell office:value-type="string" calcext:value-type="string">
            <text:p>wait for a sensor signal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IfSen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color | distance |</text:p>
            <text:p>track_left | track_right</text:p>
            <text:p> | voltage | </text:p>
            <text:p>Restistance&gt;</text:p>
          </table:table-cell>
          <table:table-cell office:value-type="string" calcext:value-type="string">
            <text:p>&lt;greater | lesser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label&gt;</text:p>
          </table:table-cell>
          <table:table-cell table:number-columns-repeated="5"/>
          <table:table-cell office:value-type="string" calcext:value-type="string">
            <text:p>query a sensor signal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office:value-type="string" calcext:value-type="string">
            <text:p>&lt;random flag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&lt;random flag&gt;=R randomizes duration, max. &lt;time&gt;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2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3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2:47:05.1204794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2H17M58S</meta:editing-duration>
    <meta:editing-cycles>40</meta:editing-cycles>
    <meta:generator>LibreOffice/5.3.5.2$Linux_X86_64 LibreOffice_project/30m0$Build-2</meta:generator>
    <dc:date>2017-11-01T22:54:08.651869611</dc:date>
    <meta:document-statistic meta:table-count="2" meta:cell-count="273" meta:object-count="0"/>
  </office:meta>
</office:document-meta>
</file>